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4pt" fo:font-weight="bold" style:font-size-asian="14pt" style:language-asian="en" style:country-asian="IN" style:font-weight-asian="bold" style:font-size-complex="14pt"/>
    </style:style>
    <style:style style:name="P2" style:family="paragraph" style:parent-style-name="Standard">
      <style:text-properties fo:font-size="14pt" style:font-size-asian="14pt" style:language-asian="en" style:country-asian="IN" style:font-size-complex="14pt"/>
    </style:style>
    <style:style style:name="P3" style:family="paragraph" style:parent-style-name="Standard" style:list-style-name="" style:master-page-name="Standard">
      <loext:graphic-properties draw:fill="solid" draw:fill-color="#ffffff"/>
      <style:paragraph-properties fo:margin-top="0cm" fo:margin-bottom="0.397cm" loext:contextual-spacing="false" fo:line-height="100%" style:page-number="auto" fo:background-color="#ffffff"/>
    </style:style>
    <style:style style:name="P4" style:family="paragraph" style:parent-style-name="Standard" style:list-style-name="WWNum1">
      <loext:graphic-properties draw:fill="solid" draw:fill-color="#ffffff"/>
      <style:paragraph-properties fo:margin-left="0.529cm" fo:margin-right="0cm" fo:margin-top="0cm" fo:margin-bottom="0.132cm" loext:contextual-spacing="false" fo:line-height="100%" fo:text-align="justify" style:justify-single-word="false" fo:text-indent="-0.635cm" style:auto-text-indent="false" fo:background-color="#ffffff"/>
    </style:style>
    <style:style style:name="P5" style:family="paragraph" style:parent-style-name="Standard" style:list-style-name="WWNum2">
      <loext:graphic-properties draw:fill="solid" draw:fill-color="#ffffff"/>
      <style:paragraph-properties fo:margin-left="0.529cm" fo:margin-right="0cm" fo:margin-top="0cm" fo:margin-bottom="0cm" loext:contextual-spacing="false" style:line-height-at-least="0.688cm" fo:text-align="justify" style:justify-single-word="false" fo:text-indent="-0.635cm" style:auto-text-indent="false" fo:background-color="#ffffff"/>
    </style:style>
    <style:style style:name="P6" style:family="paragraph" style:parent-style-name="Standard" style:list-style-name="WWNum3">
      <loext:graphic-properties draw:fill="solid" draw:fill-color="#ffffff"/>
      <style:paragraph-properties fo:margin-left="0.529cm" fo:margin-right="0cm" fo:margin-top="0cm" fo:margin-bottom="0cm" loext:contextual-spacing="false" style:line-height-at-least="0.688cm" fo:text-align="justify" style:justify-single-word="false" fo:text-indent="-0.635cm" style:auto-text-indent="false" fo:background-color="#ffffff"/>
    </style:style>
    <style:style style:name="P7" style:family="paragraph" style:parent-style-name="Standard">
      <loext:graphic-properties draw:fill="solid" draw:fill-color="#ffffff"/>
      <style:paragraph-properties fo:margin-top="0cm" fo:margin-bottom="0cm" loext:contextual-spacing="false" style:line-height-at-least="0.688cm" fo:text-align="justify" style:justify-single-word="false" fo:background-color="#ffffff"/>
      <style:text-properties fo:color="#2c2f34" style:font-name="Times New Roman" fo:font-size="14pt" style:font-name-asian="Times New Roman1" style:font-size-asian="14pt" style:language-asian="en" style:country-asian="IN" style:font-name-complex="Times New Roman1" style:font-size-complex="14pt" loext:padding="0cm" loext:border="none"/>
    </style:style>
    <style:style style:name="P8" style:family="paragraph" style:parent-style-name="Standard">
      <loext:graphic-properties draw:fill="solid" draw:fill-color="#ffffff"/>
      <style:paragraph-properties fo:margin-top="0cm" fo:margin-bottom="0cm" loext:contextual-spacing="false" style:line-height-at-least="0.688cm" fo:background-color="#ffffff"/>
      <style:text-properties fo:color="#2c2f34" style:font-name="Segoe UI" fo:font-size="14pt" style:font-name-asian="Times New Roman1" style:font-size-asian="14pt" style:language-asian="en" style:country-asian="IN" style:font-name-complex="Segoe UI1" style:font-size-complex="14pt"/>
    </style:style>
    <style:style style:name="P9" style:family="paragraph" style:parent-style-name="Standard">
      <loext:graphic-properties draw:fill="solid" draw:fill-color="#ffffff"/>
      <style:paragraph-properties fo:margin-top="0cm" fo:margin-bottom="0cm" loext:contextual-spacing="false" style:line-height-at-least="0.688cm" fo:text-align="justify" style:justify-single-word="false" fo:background-color="#ffffff"/>
    </style:style>
    <style:style style:name="T1" style:family="text">
      <style:text-properties fo:color="#2c2f34" style:font-name="Segoe UI" fo:font-size="20pt" fo:font-weight="bold" style:letter-kerning="true" style:font-name-asian="Times New Roman1" style:font-size-asian="20pt" style:language-asian="en" style:country-asian="IN" style:font-weight-asian="bold" style:font-name-complex="Segoe UI1" style:font-size-complex="20pt" style:font-weight-complex="bold"/>
    </style:style>
    <style:style style:name="T2" style:family="text">
      <style:text-properties fo:color="#2c2f34" style:font-name="Segoe UI" fo:font-size="14pt" style:font-name-asian="Times New Roman1" style:font-size-asian="14pt" style:language-asian="en" style:country-asian="IN" style:font-name-complex="Segoe UI1" style:font-size-complex="14pt"/>
    </style:style>
    <style:style style:name="T3" style:family="text">
      <style:text-properties fo:color="#2c2f34" style:font-name="Times New Roman" fo:font-size="14pt" style:font-name-asian="Times New Roman1" style:font-size-asian="14pt" style:language-asian="en" style:country-asian="IN" style:font-name-complex="Times New Roman1" style:font-size-complex="14pt" loext:padding="0cm" loext:border="none"/>
    </style:style>
    <style:style style:name="T4" style:family="text">
      <style:text-properties fo:color="#2c2f34" style:font-name="Times New Roman" fo:font-size="14pt" fo:font-weight="bold" style:font-name-asian="Times New Roman1" style:font-size-asian="14pt" style:language-asian="en" style:country-asian="IN" style:font-weight-asian="bold" style:font-name-complex="Times New Roman1" style:font-size-complex="14pt" style:font-weight-complex="bold" loext:padding="0cm" loext:border="none"/>
    </style:style>
    <style:style style:name="T5" style:family="text">
      <style:text-properties fo:color="#2c2f34" style:font-name="Times New Roman" fo:font-size="14pt" fo:font-style="italic" fo:font-weight="bold" style:font-name-asian="Times New Roman1" style:font-size-asian="14pt" style:language-asian="en" style:country-asian="IN" style:font-style-asian="italic" style:font-weight-asian="bold" style:font-name-complex="Times New Roman1" style:font-size-complex="14pt" style:font-style-complex="italic" style:font-weight-complex="bold" loext:padding="0cm" loext:border="none"/>
    </style:style>
    <style:style style:name="T6" style:family="text">
      <style:text-properties fo:font-size="14pt" fo:background-color="#ffffff" loext:char-shading-value="0" style:font-size-asian="14pt" style:font-size-complex="14pt"/>
    </style:style>
    <style:style style:name="T7" style:family="text">
      <style:text-properties fo:font-size="14pt" fo:font-weight="bold" style:font-size-asian="14pt" style:language-asian="en" style:country-asian="IN" style:font-weight-asian="bold" style:font-size-complex="14pt"/>
    </style:style>
    <style:style style:name="T8" style:family="text">
      <style:text-properties fo:font-size="14pt" fo:font-weight="bold" style:font-size-asian="14pt" style:language-asian="en" style:country-asian="IN" style:font-weight-asian="bold" style:font-size-complex="14pt" style:font-weight-complex="bold" loext:padding="0cm" loext:border="none"/>
    </style:style>
    <style:style style:name="T9" style:family="text">
      <style:text-properties fo:font-size="14pt" style:font-size-asian="14pt" style:language-asian="en" style:country-asian="IN" style:font-size-complex="14pt"/>
    </style:style>
    <style:style style:name="T10" style:family="text">
      <style:text-properties fo:font-size="14pt" style:font-size-asian="14pt" style:language-asian="en" style:country-asian="IN" style:font-size-complex="14pt" loext:padding="0cm" loext:border="none"/>
    </style:style>
    <style:style style:name="T11" style:family="text">
      <style:text-properties style:font-name="Times New Roman" fo:font-size="14pt" style:font-name-asian="Times New Roman1" style:font-size-asian="14pt" style:language-asian="en" style:country-asian="IN" style:font-name-complex="Times New Roman1" style:font-size-complex="14pt" loext:padding="0cm" loext:border="none"/>
    </style:style>
    <style:style style:name="T12" style:family="text">
      <style:text-properties style:font-name="Segoe UI" fo:font-size="14pt" style:font-name-asian="Times New Roman1" style:font-size-asian="14pt" style:language-asian="en" style:country-asian="IN" style:font-name-complex="Segoe UI1" style:font-size-complex="14pt"/>
    </style:style>
    <style:style style:name="T13" style:family="text">
      <style:text-properties style:font-name="Segoe UI" fo:font-size="14pt" style:font-size-asian="14pt" style:language-asian="en" style:country-asian="IN" style:font-name-complex="Segoe UI1" style:font-size-complex="14pt"/>
    </style:style>
    <style:style style:name="T14" style:family="text">
      <style:text-properties fo:color="#3f3b36" style:font-name="Courier New" fo:font-size="14pt" style:font-name-asian="Times New Roman1" style:font-size-asian="14pt" style:language-asian="en" style:country-asian="IN" style:font-name-complex="Courier New2" style:font-size-complex="14pt"/>
    </style:style>
    <style:style style:name="T15" style:family="text">
      <style:text-properties style:font-name="Tahoma" fo:font-size="14pt" style:font-size-asian="14pt" style:language-asian="en" style:country-asian="IN" style:font-name-complex="Tahoma1"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T1">Sentiment Analysis on Demonetization</text:span></text:h>
      <text:p text:style-name="Standard"><text:span text:style-name="T6">Let us find out the views of different people on the demonetization by analysing the tweets from twitter.</text:span></text:p>
      <text:p text:style-name="Standard"><text:span text:style-name="T11">Now we will load the data into pig using PigStorage as follows:</text:span></text:p>
      <text:p text:style-name="Standard"><text:span text:style-name="T7">load_tweets = LOAD '/demonetization-tweets.csv' USING PigStorage(',');</text:span></text:p>
      <text:p text:style-name="Standard"><text:span text:style-name="T10">Now after loading successfully, you can see the tweets loaded successfully into pig by using the </text:span><text:span text:style-name="T8">dump </text:span><text:span text:style-name="T10">command.</text:span></text:p>
      <text:p text:style-name="Standard"><text:span text:style-name="T10">Here is the sample tweet</text:span></text:p>
      <text:p text:style-name="Standard"><text:span text:style-name="T10">Metadata of the tweets are as follows:</text:span></text:p>
      <text:list xml:id="list1622465991" text:style-name="WWNum1">
        <text:list-item>
          <text:p text:style-name="P4"><text:span text:style-name="T2">id</text:span></text:p>
        </text:list-item>
      </text:list>
      <text:list xml:id="list3700299501" text:style-name="WWNum2">
        <text:list-item>
          <text:p text:style-name="P5"><text:span text:style-name="T3">Text (Tweets)</text:span></text:p>
        </text:list-item>
      </text:list>
      <text:list xml:id="list833644112" text:style-name="WWNum3">
        <text:list-item>
          <text:p text:style-name="P6"><text:span text:style-name="T3">favorited</text:span></text:p>
        </text:list-item>
        <text:list-item>
          <text:p text:style-name="P6"><text:span text:style-name="T3">favoriteCount</text:span></text:p>
        </text:list-item>
        <text:list-item>
          <text:p text:style-name="P6"><text:span text:style-name="T3">replyToSN</text:span></text:p>
        </text:list-item>
        <text:list-item>
          <text:p text:style-name="P6"><text:span text:style-name="T3">created</text:span></text:p>
        </text:list-item>
        <text:list-item>
          <text:p text:style-name="P6"><text:span text:style-name="T3">truncated</text:span></text:p>
        </text:list-item>
        <text:list-item>
          <text:p text:style-name="P6"><text:span text:style-name="T3">replyToSID</text:span></text:p>
        </text:list-item>
        <text:list-item>
          <text:p text:style-name="P6"><text:span text:style-name="T3">id</text:span></text:p>
        </text:list-item>
        <text:list-item>
          <text:p text:style-name="P6"><text:span text:style-name="T3">replyToUID</text:span></text:p>
        </text:list-item>
        <text:list-item>
          <text:p text:style-name="P6"><text:span text:style-name="T3">statusSource</text:span></text:p>
        </text:list-item>
        <text:list-item>
          <text:p text:style-name="P6"><text:span text:style-name="T3">screenName</text:span></text:p>
        </text:list-item>
        <text:list-item>
          <text:p text:style-name="P6"><text:span text:style-name="T3">retweetCount</text:span></text:p>
        </text:list-item>
        <text:list-item>
          <text:p text:style-name="P6"><text:span text:style-name="T3">isRetweet</text:span></text:p>
        </text:list-item>
        <text:list-item>
          <text:p text:style-name="P6"><text:span text:style-name="T3">retweeted</text:span></text:p>
        </text:list-item>
      </text:list>
      <text:p text:style-name="P7"/>
      <text:p text:style-name="P9"><text:span text:style-name="T3">Now from this columns, we will extract the </text:span><text:span text:style-name="T4">id </text:span><text:span text:style-name="T3">and the </text:span><text:span text:style-name="T4">tweet_text </text:span><text:span text:style-name="T3">as follows</text:span></text:p>
      <text:p text:style-name="Standard"><text:span text:style-name="T7">extract_details = FOREACH load_tweets GENERATE $0 as id,$1 as text;</text:span></text:p>
      <text:p text:style-name="P9"><text:span text:style-name="T3">Now if you dump the extracted columns, you will get the id and the tweet_text </text:span></text:p>
      <text:p text:style-name="P9"><text:soft-page-break/><text:span text:style-name="T3">Now we will divide the tweet_text into words to calculate the sentiment of the whole tweet.</text:span></text:p>
      <text:p text:style-name="P1"/>
      <text:p text:style-name="Standard"><text:span text:style-name="T7">tokens = foreach extract_details generate id,text, FLATTEN(TOKENIZE(text)) As word;</text:span></text:p>
      <text:p text:style-name="P9"><text:span text:style-name="T3">For every word in the tweet_text, each word will be taken and created as a new row</text:span></text:p>
      <text:p text:style-name="P9"><text:span text:style-name="T3">You can use the dump command to check the same. Here is the sample.</text:span></text:p>
      <text:p text:style-name="P2"/>
      <text:p text:style-name="Standard"><text:span text:style-name="T9">("1","RT @rssurjewala: Critical question: Was PayTM informed about #Demonetization edict by PM? It's clearly fishy and requires full disclosure &amp;amp;</text:span><text:span text:style-name="T15">�</text:span><text:span text:style-name="T9">",RT)</text:span></text:p>
      <text:p text:style-name="P9"><text:span text:style-name="T3">In the above sample record, you can see that at the last </text:span><text:span text:style-name="T4">RT </text:span><text:span text:style-name="T3">word has been taken and created a new record for that.</text:span></text:p>
      <text:p text:style-name="P9"><text:span text:style-name="T3">You can use the </text:span><text:span text:style-name="T4">describe tokens</text:span><text:span text:style-name="T3"> command to check the schema of that relation and is as follows:</text:span></text:p>
      <text:p text:style-name="P9"><text:span text:style-name="T5">tokens: {id: bytearray,text: bytearray,word: chararray}</text:span></text:p>
      <text:p text:style-name="Standard"><text:span text:style-name="T10">Now, we have to analyse the Sentiment for the tweet by using the words in the text. We will rate the word as per its meaning from +5 to -5 using the dictionary AFINN. The AFINN is a dictionary which consists of 2500 words which are rated from +5 to -5 depending on their meaning. </text:span></text:p>
      <text:p text:style-name="P9"><text:span text:style-name="T3">We will load the dictionary into pig by using the below statement:</text:span></text:p>
      <text:p text:style-name="P1"/>
      <text:p text:style-name="Standard"><text:span text:style-name="T7">dictionary = load '/AFINN.txt' using PigStorage('\t') AS(word:chararray,rating:int);</text:span></text:p>
      <text:p text:style-name="P9"><text:span text:style-name="T3">Now, let’s perform a map side join by joining the </text:span><text:span text:style-name="T4">tokens </text:span><text:span text:style-name="T3">statement and the dictionary contents using this relation:</text:span></text:p>
      <text:p text:style-name="P8"/>
      <text:p text:style-name="Standard"><text:span text:style-name="T7">word_rating = join tokens by word left outer, dictionary by word using 'replicated';</text:span></text:p>
      <text:p text:style-name="P9"><text:soft-page-break/><text:span text:style-name="T3">We can see the schema of the statement after performing join operation by using the below command:</text:span></text:p>
      <text:p text:style-name="Standard"><text:span text:style-name="T7">describe word_rating;</text:span></text:p>
      <text:p text:style-name="Standard"><text:span text:style-name="T7">word_rating: {tokens::id: bytearray,tokens::text: bytearray,tokens::word: chararray,dictionary::word: chararray,dictionary::rating: int}</text:span></text:p>
      <text:p text:style-name="P9"><text:span text:style-name="T3">In the above statement </text:span><text:span text:style-name="T4">describe word_rating</text:span><text:span text:style-name="T3">, we can see that the word_rating has joined the tokens (consists of id, tweet text, word) statement and the dictionary(consists of word, rating).</text:span></text:p>
      <text:p text:style-name="P9"><text:span text:style-name="T3">Now we will extract the </text:span><text:span text:style-name="T4">id,tweet text </text:span><text:span text:style-name="T3">and </text:span><text:span text:style-name="T4">word rating(</text:span><text:span text:style-name="T3">from the dictionary</text:span><text:span text:style-name="T4">) </text:span><text:span text:style-name="T3">by using the below relation.</text:span></text:p>
      <text:p text:style-name="P1"/>
      <text:p text:style-name="Standard"><text:span text:style-name="T7">rating = foreach word_rating generate tokens::id as id,tokens::text as text, dictionary::rating as rate;</text:span></text:p>
      <text:p text:style-name="P9"><text:span text:style-name="T3">We can now see the schema of the relation rating by using the command </text:span><text:span text:style-name="T4">describe rating</text:span><text:span text:style-name="T3">.</text:span></text:p>
      <text:p text:style-name="P9"><text:span text:style-name="T4">rating: {id: bytearray,text: bytearray,rate: int}</text:span></text:p>
      <text:p text:style-name="P9"><text:span text:style-name="T3">In the above statement </text:span><text:span text:style-name="T4">describe rating</text:span><text:span text:style-name="T3"> we can see that our relation now consists of </text:span><text:span text:style-name="T4">id,tweet text</text:span><text:span text:style-name="T3"> and </text:span><text:span text:style-name="T4">rate(</text:span><text:span text:style-name="T3">for each word</text:span><text:span text:style-name="T4">).</text:span></text:p>
      <text:p text:style-name="P9"><text:span text:style-name="T3">Now, we will group the </text:span><text:span text:style-name="T4">rating of all the words in a tweet </text:span><text:span text:style-name="T3">by using the below relation:</text:span></text:p>
      <text:p text:style-name="P1"/>
      <text:p text:style-name="Standard"><text:span text:style-name="T7">word_group = group rating by (id,text);</text:span></text:p>
      <text:p text:style-name="P9"><text:span text:style-name="T3">Here we have grouped by two constraints, </text:span><text:span text:style-name="T4">id</text:span><text:span text:style-name="T3"> and </text:span><text:span text:style-name="T4">tweet text</text:span><text:span text:style-name="T3">.</text:span></text:p>
      <text:p text:style-name="P9"><text:span text:style-name="T3">Now, let’s perform the </text:span><text:span text:style-name="T4">Average</text:span><text:span text:style-name="T3"> operation on the </text:span><text:span text:style-name="T4">rating of the words per each tweet</text:span><text:span text:style-name="T3">.</text:span></text:p>
      <text:p text:style-name="P1"/>
      <text:p text:style-name="Standard"><text:span text:style-name="T7">avg_rate = foreach word_group generate group, AVG(rating.rate) as tweet_rating;</text:span></text:p>
      <text:p text:style-name="P9"><text:span text:style-name="T3">Now we have calculated the Average rating of the tweet using the rating of each word.</text:span></text:p>
      <text:p text:style-name="P9"><text:soft-page-break/><text:span text:style-name="T3">From the above relation, we will get all the tweets i.e., both positive and negative.</text:span></text:p>
      <text:p text:style-name="P9"><text:span text:style-name="T3">Here, we can classify the positive tweets by taking the rating of the tweet which can be from </text:span><text:span text:style-name="T4">0-5. </text:span><text:span text:style-name="T3">We can classify the negative tweets by taking the rating of the tweet from </text:span><text:span text:style-name="T4">-5 to -1.</text:span></text:p>
      <text:p text:style-name="P9"><text:span text:style-name="T3">We have now successfully performed the Sentiment Analysis on Twitter data using Pig. We now have the tweets and its rating, so let’s perform an operation to filter out the positive tweets.</text:span></text:p>
      <text:p text:style-name="P9"><text:span text:style-name="T3">Now we will filter the positive tweets using the below statement:</text:span></text:p>
      <text:p text:style-name="P1"/>
      <text:p text:style-name="Standard"><text:span text:style-name="T7">positive_tweets = filter avg_rate by tweet_rating&gt;=0;</text:span></text:p>
      <text:p text:style-name="P9"><text:span text:style-name="T3">Here are the sample tweets with positive ratings.</text:span></text:p>
      <text:p text:style-name="P9"><text:span text:style-name="T3">Like this we will also filter the negative tweets as follows:</text:span></text:p>
      <text:p text:style-name="P1"/>
      <text:p text:style-name="Standard"><text:span text:style-name="T7">negative_tweets = filter avg_rate by tweet_rating&lt;0;</text:span></text:p>
      <text:p text:style-name="P9"><text:span text:style-name="T3">Like this, you can perform sentiment analysis using Pig.</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IN"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IN" style:font-weight-asian="bold" style:font-name-complex="Times New Roman1" style:font-family-complex="'Times New Roman'" style:font-family-generic-complex="system" style:font-pitch-complex="variable" style:font-size-complex="2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Segoe UI" fo:font-family="'Segoe UI'" style:font-family-generic="roman" style:font-pitch="variable" fo:font-size="14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Segoe UI" fo:font-family="'Segoe UI'" style:font-family-generic="roman" style:font-pitch="variable" fo:font-size="14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Segoe UI" fo:font-family="'Segoe UI'" style:font-family-generic="roman" style:font-pitch="variable" fo:font-size="14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dc:creator>Dell</dc:creator>
    <meta:editing-cycles>1</meta:editing-cycles>
    <meta:creation-date>2018-09-17T07:02:00</meta:creation-date>
    <dc:date>2018-09-17T07:13:00</dc:date>
    <meta:editing-duration>PT11M</meta:editing-duration>
    <meta:generator>LibreOffice/6.0.7.3$Linux_X86_64 LibreOffice_project/00m0$Build-3</meta:generator>
    <meta:document-statistic meta:table-count="0" meta:image-count="0" meta:object-count="0" meta:page-count="4" meta:paragraph-count="62" meta:word-count="705" meta:character-count="4319" meta:non-whitespace-character-count="368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